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keep-with-next="always"/>
      <style:text-properties style:font-name="Ubuntu" officeooo:rsid="00012f88" officeooo:paragraph-rsid="00012f88"/>
    </style:style>
    <style:style style:name="P2" style:family="paragraph" style:parent-style-name="Heading_20_1">
      <style:text-properties style:font-name="Ubuntu" officeooo:paragraph-rsid="00012f88"/>
    </style:style>
    <style:style style:name="P3" style:family="paragraph" style:parent-style-name="Heading_20_1">
      <style:paragraph-properties fo:keep-with-next="always"/>
      <style:text-properties officeooo:paragraph-rsid="00012f88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text-properties officeooo:paragraph-rsid="00012f88"/>
    </style:style>
    <style:style style:name="P12" style:family="paragraph" style:parent-style-name="Text_20_body">
      <style:text-properties officeooo:rsid="0002a93f" officeooo:paragraph-rsid="0002a93f"/>
    </style:style>
    <style:style style:name="P13" style:family="paragraph" style:parent-style-name="Text_20_body" style:list-style-name="L3">
      <style:text-properties officeooo:rsid="0002a93f" officeooo:paragraph-rsid="0002a93f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text-properties officeooo:paragraph-rsid="0002a93f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6"/>
    <style:style style:name="P19" style:family="paragraph" style:parent-style-name="Text_20_body" style:list-style-name="L16">
      <style:text-properties officeooo:paragraph-rsid="0006a918"/>
    </style:style>
    <style:style style:name="P20" style:family="paragraph" style:parent-style-name="Text_20_body">
      <style:text-properties officeooo:paragraph-rsid="0006a918"/>
    </style:style>
    <style:style style:name="T1" style:family="text">
      <style:text-properties officeooo:rsid="00012f88"/>
    </style:style>
    <style:style style:name="T2" style:family="text">
      <style:text-properties style:font-name="Ubuntu" officeooo:rsid="00012f88"/>
    </style:style>
    <style:style style:name="T3" style:family="text">
      <style:text-properties officeooo:rsid="0002a9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zione — Event-Driven Banking</text:h>
      <text:p text:style-name="Text_20_body"><text:span text:style-name="Strong_20_Emphasis">Spring Boot + Apache Kafka</text:span></text:p>
      <text:h text:style-name="Heading_20_3" text:outline-level="3">Obiettivo</text:h>
      <text:p text:style-name="Text_20_body">Prototipo di piattaforma bancaria basata su architettura <text:span text:style-name="Emphasis">event-driven</text:span> per dimostrare l’uso di Apache Kafka nella gestione di eventi distribuiti, adottando i principi del <text:span text:style-name="Strong_20_Emphasis">Saga pattern</text:span> per coordinare le singole operazioni distribuite.</text:p>
      <text:h text:style-name="Heading_20_3" text:outline-level="3">Tecnologie utilizzate</text:h>
      <text:p text:style-name="Text_20_body">Java, Spring Boot, Spring Kafka, Lombok, Apache Kafka, Maven, Docker (per Kafka in sviluppo).</text:p>
      <text:h text:style-name="Heading_20_3" text:outline-level="3">Architettura e Saga pattern</text:h>
      <text:p text:style-name="Text_20_body">Il progetto separa chiaramente i ruoli: i produttori pubblicano eventi, i consumer eseguono le azioni locali e i service mantengono lo stato in memoria. Seguendo il modello Saga, ogni step è una transazione locale che, una volta completata, pubblica un evento per attivare il passo successivo. Questo approccio evita lock distribuiti e favorisce la consistenza eventuale. Lo schema dei topic Kafka funge da orchestratore implicito: non esiste un coordinatore centralizzato, ma la sequenza di eventi realizza la saga.</text:p>
      <text:p text:style-name="Text_20_body"><text:span text:style-name="Strong_20_Emphasis">Saga Pattern</text:span><text:line-break/>Il Saga pattern è un metodo per gestire transazioni distribuite senza lock globali. Ogni step è una transazione locale che, al completamento, pubblica un evento per attivare la fase successiva. In caso di errore, possono essere eseguite azioni compensative. Garantisce consistenza eventuale nei sistemi distribuiti.</text:p>
      <text:p text:style-name="Text_20_body">Nel progetto si adotta un <text:span text:style-name="Strong_20_Emphasis">choreography-based Saga pattern</text:span>: la coordinazione non è affidata a un orchestratore centrale, ma alla sequenza di eventi Kafka e ai consumer che reagiscono in cascata. Così la logica rimane distribuita, scalabile e facilmente estendibile.</text:p>
      <text:p text:style-name="Text_20_body"/>
      <text:h text:style-name="Heading_20_3" text:outline-level="3">Flusso degli eventi</text:h>
      <text:list text:style-name="L8">
        <text:list-item>
          <text:p text:style-name="P15"><text:span text:style-name="Strong_20_Emphasis">Inizio della transazione</text:span><text:line-break/><text:span text:style-name="Source_20_Text">InitiatedTransactionProducer</text:span> pubblica un evento sul topic <text:span text:style-name="Source_20_Text">transactions</text:span>.</text:p>
        </text:list-item>
        <text:list-item>
          <text:p text:style-name="P15"><text:span text:style-name="Strong_20_Emphasis">Validazione</text:span><text:line-break/><text:span text:style-name="Source_20_Text">ValidationTransactionConsumer</text:span> consuma l’evento da <text:span text:style-name="Source_20_Text">transactions</text:span>, esegue controlli di validità e, se l’operazione è valida, attiva il <text:span text:style-name="Source_20_Text">ValidatedInitiatedProducer</text:span>.</text:p>
        </text:list-item>
        <text:list-item>
          <text:p text:style-name="P15"><text:span text:style-name="Strong_20_Emphasis">Evento di transazione validata</text:span><text:line-break/><text:span text:style-name="Source_20_Text">ValidatedInitiatedProducer</text:span> pubblica l’evento su <text:span text:style-name="Source_20_Text">validated-transactions</text:span>.</text:p>
        </text:list-item>
        <text:list-item>
          <text:p text:style-name="P15"><text:span text:style-name="Strong_20_Emphasis">Notifica e conferma</text:span><text:line-break/><text:span text:style-name="Source_20_Text">NotificationConsumer</text:span> consuma da <text:span text:style-name="Source_20_Text">validated-transactions</text:span>, invia una <text:soft-page-break/>notifica all’autore della transazione, la visualizza e la conferma. Una volta confermata, viene attivato il <text:span text:style-name="Source_20_Text">ConfirmedTransactionProducer</text:span>.</text:p>
        </text:list-item>
        <text:list-item>
          <text:p text:style-name="P15"><text:span text:style-name="Strong_20_Emphasis">Conferma finale</text:span><text:line-break/><text:span text:style-name="Source_20_Text">ConfirmedTransactionProducer</text:span> pubblica un evento su <text:span text:style-name="Source_20_Text">confirmed-transactions</text:span>, che chiude la catena di eventi e conferma definitivamente l’avvenuta operazione.</text:p>
        </text:list-item>
      </text:list>
      <text:h text:style-name="Heading_20_3" text:outline-level="3">Scheduler e uso di cron</text:h>
      <text:p text:style-name="Text_20_body">Lo scheduler per la conferma automatica è presente e configurabile: può funzionare come fallback (conferma le notifiche non lette dopo una soglia) oppure essere usato con espressioni cron per test/esperimenti temporizzati.</text:p>
      <text:p text:style-name="P20">L’utilizzo della <text:span text:style-name="Strong_20_Emphasis">cron expression</text:span> permette di pianificare l’esecuzione dello scheduler con grande flessibilità, ad esempio:</text:p>
      <text:list text:style-name="L16">
        <text:list-item>
          <text:p text:style-name="P19">eseguire una conferma ogni 10 secondi;</text:p>
        </text:list-item>
        <text:list-item>
          <text:p text:style-name="P19">far girare lo scheduler a intervalli regolari;</text:p>
        </text:list-item>
        <text:list-item>
          <text:p text:style-name="P19">simulare scenari realistici in cui un utente non conferma subito la notifica.</text:p>
        </text:list-item>
      </text:list>
      <text:h text:style-name="Heading_20_3" text:outline-level="3">Scelte progettuali</text:h>
      <text:list text:style-name="L9">
        <text:list-item>
          <text:p text:style-name="P16">Conferma delle notifiche basata su evento: la logica può confermare immediatamente o delegare allo scheduler; il comportamento è configurabile.</text:p>
        </text:list-item>
        <text:list-item>
          <text:p text:style-name="P16"><text:span text:style-name="Strong_20_Emphasis"><text:span text:style-name="T5">Saga pattern in modalità choreography</text:span></text:span><text:span text:style-name="T5">: la sequ</text:span>enza di eventi realizza l’orchestrazione distribuita, senza un orchestratore centrale.</text:p>
        </text:list-item>
        <text:list-item>
          <text:p text:style-name="P16">Stato in memoria: saldi e storico eventi sono in memoria per semplicità e velocità di prototipazione.</text:p>
        </text:list-item>
      </text:list>
      <text:h text:style-name="Heading_20_3" text:outline-level="3">Configurazione e deploy</text:h>
      <text:p text:style-name="Text_20_body">Prerequisiti: broker Kafka attivo (via Docker Compose).<text:line-break/>Dipendenze: Spring Boot, Spring Kafka, Lombok.<text:line-break/>Avvio: eseguire l’app Spring Boot; <text:span text:style-name="Source_20_Text">StartupRunner</text:span> invia eventi di esempio all’avvio per verificare il flusso.</text:p>
      <text:h text:style-name="Heading_20_3" text:outline-level="3">Conclusione</text:h>
      <text:p text:style-name="Text_20_body">Il progetto dimostra un ciclo di vita completo di una transazione bancaria orchestrata tramite eventi: validazione → notifica → conferma → esecuzione. Kafka funge da log/mediatore affidabile, mentre il <text:span text:style-name="Strong_20_Emphasis">Saga pattern in modalità choreography</text:span> chiarisce come coordinare le azioni distribuite mantenendo il sistema scalabile e resiliente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0:57:52.315758375</meta:creation-date>
    <dc:date>2025-09-09T12:45:32.448938503</dc:date>
    <meta:editing-duration>PT20M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526" meta:character-count="3851" meta:non-whitespace-character-count="3365"/>
  </office:meta>
</office:document-meta>
</file>